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ARIANI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NTANA TUPALAYA, YENNY LIZBETH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NTANA TUPALAYA, YENNY LIZBE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027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3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1:41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